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Ubuntu" fo:font-size="6.4000000953674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5"/>
          <table:table-cell table:style-name="ce1"/>
          <table:table-cell office:value-type="string" calcext:value-type="string">
            <text:p>{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[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MER CICLO</text:p>
          </table:table-cell>
          <table:table-cell table:number-columns-repeated="4"/>
          <table:table-cell table:formula="of:=CONCATENATE(&quot;{&quot;;CHAR(34);[.B3];CHAR(34);&quot;:[&quot;)" office:value-type="string" office:string-value="{&quot;PRIMER CICLO&quot;:[" calcext:value-type="string">
            <text:p>{"PRIMER CICLO":[</text:p>
          </table:table-cell>
        </table:table-row>
        <table:table-row table:style-name="ro1">
          <table:table-cell office:value-type="float" office:value="910001" calcext:value-type="float">
            <text:p>910001</text:p>
          </table:table-cell>
          <table:table-cell office:value-type="string" calcext:value-type="string">
            <text:p>DESARROLLO HUMANO Y PROFESIONA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CONCATENATE(&quot;{&quot;;CHAR(34);&quot;code&quot;;CHAR(34);&quot;:&quot;;CHAR(34);[.A4];CHAR(34);&quot;, &quot;;CHAR(34);&quot;name&quot;;CHAR(34);&quot;:&quot;;CHAR(34);[.B4];CHAR(34);&quot;, &quot;;CHAR(34);&quot;credits&quot;;CHAR(34);&quot;:&quot;;[.C4];&quot;, &quot;;CHAR(34);&quot;requires&quot;;CHAR(34);&quot;:[&quot;;IF([.D4]=&quot;&quot;;&quot;&quot;;CONCATENATE(CHAR(34);[.D4];CHAR(34)));&quot;], &quot;;CHAR(34);&quot;min&quot;;CHAR(34);&quot;:&quot;;IF([.E4]=&quot;&quot;;0;[.E4]);&quot;}&quot;)" office:value-type="string" office:string-value="{&quot;code&quot;:&quot;910001&quot;, &quot;name&quot;:&quot;DESARROLLO HUMANO Y PROFESIONAL&quot;, &quot;credits&quot;:4, &quot;requires&quot;:[], &quot;min&quot;:0}" calcext:value-type="string">
            <text:p>{"code":"910001", "name":"DESARROLLO HUMANO Y PROFESIONAL", "credits":4, "requires":[], "min":0}</text:p>
          </table:table-cell>
        </table:table-row>
        <table:table-row table:style-name="ro1">
          <table:table-cell office:value-type="float" office:value="910002" calcext:value-type="float">
            <text:p>910002</text:p>
          </table:table-cell>
          <table:table-cell office:value-type="string" calcext:value-type="string">
            <text:p>METODOLOGIA DE LA INVESTIGACION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CONCATENATE(&quot;{&quot;;CHAR(34);&quot;code&quot;;CHAR(34);&quot;:&quot;;CHAR(34);[.A5];CHAR(34);&quot;, &quot;;CHAR(34);&quot;name&quot;;CHAR(34);&quot;:&quot;;CHAR(34);[.B5];CHAR(34);&quot;, &quot;;CHAR(34);&quot;credits&quot;;CHAR(34);&quot;:&quot;;[.C5];&quot;, &quot;;CHAR(34);&quot;requires&quot;;CHAR(34);&quot;:[&quot;;IF([.D5]=&quot;&quot;;&quot;&quot;;CONCATENATE(CHAR(34);[.D5];CHAR(34)));&quot;], &quot;;CHAR(34);&quot;min&quot;;CHAR(34);&quot;:&quot;;IF([.E5]=&quot;&quot;;0;[.E5]);&quot;}&quot;)" office:value-type="string" office:string-value="{&quot;code&quot;:&quot;910002&quot;, &quot;name&quot;:&quot;METODOLOGIA DE LA INVESTIGACION&quot;, &quot;credits&quot;:5, &quot;requires&quot;:[], &quot;min&quot;:0}" calcext:value-type="string">
            <text:p>{"code":"910002", "name":"METODOLOGIA DE LA INVESTIGACION", "credits":5, "requires":[], "min":0}</text:p>
          </table:table-cell>
        </table:table-row>
        <table:table-row table:style-name="ro1">
          <table:table-cell office:value-type="float" office:value="910003" calcext:value-type="float">
            <text:p>910003</text:p>
          </table:table-cell>
          <table:table-cell office:value-type="string" calcext:value-type="string">
            <text:p>CONTABILIDAD I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CONCATENATE(&quot;{&quot;;CHAR(34);&quot;code&quot;;CHAR(34);&quot;:&quot;;CHAR(34);[.A6];CHAR(34);&quot;, &quot;;CHAR(34);&quot;name&quot;;CHAR(34);&quot;:&quot;;CHAR(34);[.B6];CHAR(34);&quot;, &quot;;CHAR(34);&quot;credits&quot;;CHAR(34);&quot;:&quot;;[.C6];&quot;, &quot;;CHAR(34);&quot;requires&quot;;CHAR(34);&quot;:[&quot;;IF([.D6]=&quot;&quot;;&quot;&quot;;CONCATENATE(CHAR(34);[.D6];CHAR(34)));&quot;], &quot;;CHAR(34);&quot;min&quot;;CHAR(34);&quot;:&quot;;IF([.E6]=&quot;&quot;;0;[.E6]);&quot;}&quot;)" office:value-type="string" office:string-value="{&quot;code&quot;:&quot;910003&quot;, &quot;name&quot;:&quot;CONTABILIDAD I&quot;, &quot;credits&quot;:5, &quot;requires&quot;:[], &quot;min&quot;:0}" calcext:value-type="string">
            <text:p>{"code":"910003", "name":"CONTABILIDAD I", "credits":5, "requires":[], "min":0}</text:p>
          </table:table-cell>
        </table:table-row>
        <table:table-row table:style-name="ro1">
          <table:table-cell office:value-type="float" office:value="910004" calcext:value-type="float">
            <text:p>910004</text:p>
          </table:table-cell>
          <table:table-cell office:value-type="string" calcext:value-type="string">
            <text:p>INTRODUCCION A LOS SISTEMAS DE COMPUTO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CONCATENATE(&quot;{&quot;;CHAR(34);&quot;code&quot;;CHAR(34);&quot;:&quot;;CHAR(34);[.A7];CHAR(34);&quot;, &quot;;CHAR(34);&quot;name&quot;;CHAR(34);&quot;:&quot;;CHAR(34);[.B7];CHAR(34);&quot;, &quot;;CHAR(34);&quot;credits&quot;;CHAR(34);&quot;:&quot;;[.C7];&quot;, &quot;;CHAR(34);&quot;requires&quot;;CHAR(34);&quot;:[&quot;;IF([.D7]=&quot;&quot;;&quot;&quot;;CONCATENATE(CHAR(34);[.D7];CHAR(34)));&quot;], &quot;;CHAR(34);&quot;min&quot;;CHAR(34);&quot;:&quot;;IF([.E7]=&quot;&quot;;0;[.E7]);&quot;}&quot;)" office:value-type="string" office:string-value="{&quot;code&quot;:&quot;910004&quot;, &quot;name&quot;:&quot;INTRODUCCION A LOS SISTEMAS DE COMPUTO&quot;, &quot;credits&quot;:5, &quot;requires&quot;:[], &quot;min&quot;:0}" calcext:value-type="string">
            <text:p>{"code":"910004", "name":"INTRODUCCION A LOS SISTEMAS DE COMPUTO", "credits":5, "requires":[], "min":0}</text:p>
          </table:table-cell>
        </table:table-row>
        <table:table-row table:style-name="ro1">
          <table:table-cell office:value-type="float" office:value="910005" calcext:value-type="float">
            <text:p>910005</text:p>
          </table:table-cell>
          <table:table-cell office:value-type="string" calcext:value-type="string">
            <text:p>LOGICA DE SISTEMAS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CONCATENATE(&quot;{&quot;;CHAR(34);&quot;code&quot;;CHAR(34);&quot;:&quot;;CHAR(34);[.A8];CHAR(34);&quot;, &quot;;CHAR(34);&quot;name&quot;;CHAR(34);&quot;:&quot;;CHAR(34);[.B8];CHAR(34);&quot;, &quot;;CHAR(34);&quot;credits&quot;;CHAR(34);&quot;:&quot;;[.C8];&quot;, &quot;;CHAR(34);&quot;requires&quot;;CHAR(34);&quot;:[&quot;;IF([.D8]=&quot;&quot;;&quot;&quot;;CONCATENATE(CHAR(34);[.D8];CHAR(34)));&quot;], &quot;;CHAR(34);&quot;min&quot;;CHAR(34);&quot;:&quot;;IF([.E8]=&quot;&quot;;0;[.E8]);&quot;}&quot;)" office:value-type="string" office:string-value="{&quot;code&quot;:&quot;910005&quot;, &quot;name&quot;:&quot;LOGICA DE SISTEMAS&quot;, &quot;credits&quot;:5, &quot;requires&quot;:[], &quot;min&quot;:0}" calcext:value-type="string">
            <text:p>{"code":"910005", "name":"LOGICA DE SISTEMAS", "credits":5, "requires":[], "min":0}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GUNDO CICLO</text:p>
          </table:table-cell>
          <table:table-cell table:number-columns-repeated="4"/>
          <table:table-cell table:formula="of:=CONCATENATE(&quot;{&quot;;CHAR(34);[.B10];CHAR(34);&quot;:[&quot;)" office:value-type="string" office:string-value="{&quot;SEGUNDO CICLO&quot;:[" calcext:value-type="string">
            <text:p>{"SEGUNDO CICLO":[</text:p>
          </table:table-cell>
        </table:table-row>
        <table:table-row table:style-name="ro1">
          <table:table-cell office:value-type="float" office:value="910006" calcext:value-type="float">
            <text:p>910006</text:p>
          </table:table-cell>
          <table:table-cell office:value-type="string" calcext:value-type="string">
            <text:p>PRECALCULO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CONCATENATE(&quot;{&quot;;CHAR(34);&quot;code&quot;;CHAR(34);&quot;:&quot;;CHAR(34);[.A11];CHAR(34);&quot;, &quot;;CHAR(34);&quot;name&quot;;CHAR(34);&quot;:&quot;;CHAR(34);[.B11];CHAR(34);&quot;, &quot;;CHAR(34);&quot;credits&quot;;CHAR(34);&quot;:&quot;;[.C11];&quot;, &quot;;CHAR(34);&quot;requires&quot;;CHAR(34);&quot;:[&quot;;IF([.D11]=&quot;&quot;;&quot;&quot;;CONCATENATE(CHAR(34);[.D11];CHAR(34)));&quot;], &quot;;CHAR(34);&quot;min&quot;;CHAR(34);&quot;:&quot;;IF([.E11]=&quot;&quot;;0;[.E11]);&quot;}&quot;)" office:value-type="string" office:string-value="{&quot;code&quot;:&quot;910006&quot;, &quot;name&quot;:&quot;PRECALCULO&quot;, &quot;credits&quot;:5, &quot;requires&quot;:[], &quot;min&quot;:0}" calcext:value-type="string">
            <text:p>{"code":"910006", "name":"PRECALCULO", "credits":5, "requires":[], "min":0}</text:p>
          </table:table-cell>
        </table:table-row>
        <table:table-row table:style-name="ro1">
          <table:table-cell office:value-type="float" office:value="910007" calcext:value-type="float">
            <text:p>910007</text:p>
          </table:table-cell>
          <table:table-cell office:value-type="string" calcext:value-type="string">
            <text:p>ALGEBRA LINEAL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CONCATENATE(&quot;{&quot;;CHAR(34);&quot;code&quot;;CHAR(34);&quot;:&quot;;CHAR(34);[.A12];CHAR(34);&quot;, &quot;;CHAR(34);&quot;name&quot;;CHAR(34);&quot;:&quot;;CHAR(34);[.B12];CHAR(34);&quot;, &quot;;CHAR(34);&quot;credits&quot;;CHAR(34);&quot;:&quot;;[.C12];&quot;, &quot;;CHAR(34);&quot;requires&quot;;CHAR(34);&quot;:[&quot;;IF([.D12]=&quot;&quot;;&quot;&quot;;CONCATENATE(CHAR(34);[.D12];CHAR(34)));&quot;], &quot;;CHAR(34);&quot;min&quot;;CHAR(34);&quot;:&quot;;IF([.E12]=&quot;&quot;;0;[.E12]);&quot;}&quot;)" office:value-type="string" office:string-value="{&quot;code&quot;:&quot;910007&quot;, &quot;name&quot;:&quot;ALGEBRA LINEAL&quot;, &quot;credits&quot;:5, &quot;requires&quot;:[], &quot;min&quot;:0}" calcext:value-type="string">
            <text:p>{"code":"910007", "name":"ALGEBRA LINEAL", "credits":5, "requires":[], "min":0}</text:p>
          </table:table-cell>
        </table:table-row>
        <table:table-row table:style-name="ro1">
          <table:table-cell office:value-type="float" office:value="910008" calcext:value-type="float">
            <text:p>910008</text:p>
          </table:table-cell>
          <table:table-cell office:value-type="string" calcext:value-type="string">
            <text:p>ALGORITMOS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CONCATENATE(&quot;{&quot;;CHAR(34);&quot;code&quot;;CHAR(34);&quot;:&quot;;CHAR(34);[.A13];CHAR(34);&quot;, &quot;;CHAR(34);&quot;name&quot;;CHAR(34);&quot;:&quot;;CHAR(34);[.B13];CHAR(34);&quot;, &quot;;CHAR(34);&quot;credits&quot;;CHAR(34);&quot;:&quot;;[.C13];&quot;, &quot;;CHAR(34);&quot;requires&quot;;CHAR(34);&quot;:[&quot;;IF([.D13]=&quot;&quot;;&quot;&quot;;CONCATENATE(CHAR(34);[.D13];CHAR(34)));&quot;], &quot;;CHAR(34);&quot;min&quot;;CHAR(34);&quot;:&quot;;IF([.E13]=&quot;&quot;;0;[.E13]);&quot;}&quot;)" office:value-type="string" office:string-value="{&quot;code&quot;:&quot;910008&quot;, &quot;name&quot;:&quot;ALGORITMOS&quot;, &quot;credits&quot;:5, &quot;requires&quot;:[], &quot;min&quot;:0}" calcext:value-type="string">
            <text:p>{"code":"910008", "name":"ALGORITMOS", "credits":5, "requires":[], "min":0}</text:p>
          </table:table-cell>
        </table:table-row>
        <table:table-row table:style-name="ro1">
          <table:table-cell office:value-type="float" office:value="910009" calcext:value-type="float">
            <text:p>910009</text:p>
          </table:table-cell>
          <table:table-cell office:value-type="string" calcext:value-type="string">
            <text:p>CONTABILIDAD II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CONCATENATE(&quot;{&quot;;CHAR(34);&quot;code&quot;;CHAR(34);&quot;:&quot;;CHAR(34);[.A14];CHAR(34);&quot;, &quot;;CHAR(34);&quot;name&quot;;CHAR(34);&quot;:&quot;;CHAR(34);[.B14];CHAR(34);&quot;, &quot;;CHAR(34);&quot;credits&quot;;CHAR(34);&quot;:&quot;;[.C14];&quot;, &quot;;CHAR(34);&quot;requires&quot;;CHAR(34);&quot;:[&quot;;IF([.D14]=&quot;&quot;;&quot;&quot;;CONCATENATE(CHAR(34);[.D14];CHAR(34)));&quot;], &quot;;CHAR(34);&quot;min&quot;;CHAR(34);&quot;:&quot;;IF([.E14]=&quot;&quot;;0;[.E14]);&quot;}&quot;)" office:value-type="string" office:string-value="{&quot;code&quot;:&quot;910009&quot;, &quot;name&quot;:&quot;CONTABILIDAD II&quot;, &quot;credits&quot;:5, &quot;requires&quot;:[], &quot;min&quot;:0}" calcext:value-type="string">
            <text:p>{"code":"910009", "name":"CONTABILIDAD II", "credits":5, "requires":[], "min":0}</text:p>
          </table:table-cell>
        </table:table-row>
        <table:table-row table:style-name="ro1">
          <table:table-cell office:value-type="float" office:value="910010" calcext:value-type="float">
            <text:p>910010</text:p>
          </table:table-cell>
          <table:table-cell office:value-type="string" calcext:value-type="string">
            <text:p>MATEMATICA DISCRETA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CONCATENATE(&quot;{&quot;;CHAR(34);&quot;code&quot;;CHAR(34);&quot;:&quot;;CHAR(34);[.A15];CHAR(34);&quot;, &quot;;CHAR(34);&quot;name&quot;;CHAR(34);&quot;:&quot;;CHAR(34);[.B15];CHAR(34);&quot;, &quot;;CHAR(34);&quot;credits&quot;;CHAR(34);&quot;:&quot;;[.C15];&quot;, &quot;;CHAR(34);&quot;requires&quot;;CHAR(34);&quot;:[&quot;;IF([.D15]=&quot;&quot;;&quot;&quot;;CONCATENATE(CHAR(34);[.D15];CHAR(34)));&quot;], &quot;;CHAR(34);&quot;min&quot;;CHAR(34);&quot;:&quot;;IF([.E15]=&quot;&quot;;0;[.E15]);&quot;}&quot;)" office:value-type="string" office:string-value="{&quot;code&quot;:&quot;910010&quot;, &quot;name&quot;:&quot;MATEMATICA DISCRETA&quot;, &quot;credits&quot;:5, &quot;requires&quot;:[], &quot;min&quot;:0}" calcext:value-type="string">
            <text:p>{"code":"910010", "name":"MATEMATICA DISCRETA", "credits":5, "requires":[], "min":0}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RCER CICLO</text:p>
          </table:table-cell>
          <table:table-cell table:number-columns-repeated="4"/>
          <table:table-cell table:formula="of:=CONCATENATE(&quot;{&quot;;CHAR(34);[.B17];CHAR(34);&quot;:[&quot;)" office:value-type="string" office:string-value="{&quot;TERCER CICLO&quot;:[" calcext:value-type="string">
            <text:p>{"TERCER CICLO":[</text:p>
          </table:table-cell>
        </table:table-row>
        <table:table-row table:style-name="ro1">
          <table:table-cell office:value-type="float" office:value="910011" calcext:value-type="float">
            <text:p>910011</text:p>
          </table:table-cell>
          <table:table-cell office:value-type="string" calcext:value-type="string">
            <text:p>FISICA I</text:p>
          </table:table-cell>
          <table:table-cell office:value-type="float" office:value="5" calcext:value-type="float">
            <text:p>5</text:p>
          </table:table-cell>
          <table:table-cell office:value-type="float" office:value="910006" calcext:value-type="float">
            <text:p>910006</text:p>
          </table:table-cell>
          <table:table-cell table:number-columns-repeated="2"/>
          <table:table-cell table:formula="of:=CONCATENATE(&quot;{&quot;;CHAR(34);&quot;code&quot;;CHAR(34);&quot;:&quot;;CHAR(34);[.A18];CHAR(34);&quot;, &quot;;CHAR(34);&quot;name&quot;;CHAR(34);&quot;:&quot;;CHAR(34);[.B18];CHAR(34);&quot;, &quot;;CHAR(34);&quot;credits&quot;;CHAR(34);&quot;:&quot;;[.C18];&quot;, &quot;;CHAR(34);&quot;requires&quot;;CHAR(34);&quot;:[&quot;;IF([.D18]=&quot;&quot;;&quot;&quot;;CONCATENATE(CHAR(34);[.D18];CHAR(34)));&quot;], &quot;;CHAR(34);&quot;min&quot;;CHAR(34);&quot;:&quot;;IF([.E18]=&quot;&quot;;0;[.E18]);&quot;}&quot;)" office:value-type="string" office:string-value="{&quot;code&quot;:&quot;910011&quot;, &quot;name&quot;:&quot;FISICA I&quot;, &quot;credits&quot;:5, &quot;requires&quot;:[&quot;910006&quot;], &quot;min&quot;:0}" calcext:value-type="string">
            <text:p>{"code":"910011", "name":"FISICA I", "credits":5, "requires":["910006"], "min":0}</text:p>
          </table:table-cell>
        </table:table-row>
        <table:table-row table:style-name="ro1">
          <table:table-cell office:value-type="float" office:value="910012" calcext:value-type="float">
            <text:p>910012</text:p>
          </table:table-cell>
          <table:table-cell office:value-type="string" calcext:value-type="string">
            <text:p>PROGRAMACION I</text:p>
          </table:table-cell>
          <table:table-cell office:value-type="float" office:value="5" calcext:value-type="float">
            <text:p>5</text:p>
          </table:table-cell>
          <table:table-cell office:value-type="float" office:value="910008" calcext:value-type="float">
            <text:p>910008</text:p>
          </table:table-cell>
          <table:table-cell table:number-columns-repeated="2"/>
          <table:table-cell table:formula="of:=CONCATENATE(&quot;{&quot;;CHAR(34);&quot;code&quot;;CHAR(34);&quot;:&quot;;CHAR(34);[.A19];CHAR(34);&quot;, &quot;;CHAR(34);&quot;name&quot;;CHAR(34);&quot;:&quot;;CHAR(34);[.B19];CHAR(34);&quot;, &quot;;CHAR(34);&quot;credits&quot;;CHAR(34);&quot;:&quot;;[.C19];&quot;, &quot;;CHAR(34);&quot;requires&quot;;CHAR(34);&quot;:[&quot;;IF([.D19]=&quot;&quot;;&quot;&quot;;CONCATENATE(CHAR(34);[.D19];CHAR(34)));&quot;], &quot;;CHAR(34);&quot;min&quot;;CHAR(34);&quot;:&quot;;IF([.E19]=&quot;&quot;;0;[.E19]);&quot;}&quot;)" office:value-type="string" office:string-value="{&quot;code&quot;:&quot;910012&quot;, &quot;name&quot;:&quot;PROGRAMACION I&quot;, &quot;credits&quot;:5, &quot;requires&quot;:[&quot;910008&quot;], &quot;min&quot;:0}" calcext:value-type="string">
            <text:p>{"code":"910012", "name":"PROGRAMACION I", "credits":5, "requires":["910008"], "min":0}</text:p>
          </table:table-cell>
        </table:table-row>
        <table:table-row table:style-name="ro1">
          <table:table-cell office:value-type="float" office:value="910013" calcext:value-type="float">
            <text:p>910013</text:p>
          </table:table-cell>
          <table:table-cell office:value-type="string" calcext:value-type="string">
            <text:p>CALCULO I</text:p>
          </table:table-cell>
          <table:table-cell office:value-type="float" office:value="5" calcext:value-type="float">
            <text:p>5</text:p>
          </table:table-cell>
          <table:table-cell office:value-type="float" office:value="910006" calcext:value-type="float">
            <text:p>910006</text:p>
          </table:table-cell>
          <table:table-cell table:number-columns-repeated="2"/>
          <table:table-cell table:formula="of:=CONCATENATE(&quot;{&quot;;CHAR(34);&quot;code&quot;;CHAR(34);&quot;:&quot;;CHAR(34);[.A20];CHAR(34);&quot;, &quot;;CHAR(34);&quot;name&quot;;CHAR(34);&quot;:&quot;;CHAR(34);[.B20];CHAR(34);&quot;, &quot;;CHAR(34);&quot;credits&quot;;CHAR(34);&quot;:&quot;;[.C20];&quot;, &quot;;CHAR(34);&quot;requires&quot;;CHAR(34);&quot;:[&quot;;IF([.D20]=&quot;&quot;;&quot;&quot;;CONCATENATE(CHAR(34);[.D20];CHAR(34)));&quot;], &quot;;CHAR(34);&quot;min&quot;;CHAR(34);&quot;:&quot;;IF([.E20]=&quot;&quot;;0;[.E20]);&quot;}&quot;)" office:value-type="string" office:string-value="{&quot;code&quot;:&quot;910013&quot;, &quot;name&quot;:&quot;CALCULO I&quot;, &quot;credits&quot;:5, &quot;requires&quot;:[&quot;910006&quot;], &quot;min&quot;:0}" calcext:value-type="string">
            <text:p>{"code":"910013", "name":"CALCULO I", "credits":5, "requires":["910006"], "min":0}</text:p>
          </table:table-cell>
        </table:table-row>
        <table:table-row table:style-name="ro1">
          <table:table-cell office:value-type="float" office:value="910014" calcext:value-type="float">
            <text:p>910014</text:p>
          </table:table-cell>
          <table:table-cell office:value-type="string" calcext:value-type="string">
            <text:p>PROCESO ADMINISTRATIVO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CONCATENATE(&quot;{&quot;;CHAR(34);&quot;code&quot;;CHAR(34);&quot;:&quot;;CHAR(34);[.A21];CHAR(34);&quot;, &quot;;CHAR(34);&quot;name&quot;;CHAR(34);&quot;:&quot;;CHAR(34);[.B21];CHAR(34);&quot;, &quot;;CHAR(34);&quot;credits&quot;;CHAR(34);&quot;:&quot;;[.C21];&quot;, &quot;;CHAR(34);&quot;requires&quot;;CHAR(34);&quot;:[&quot;;IF([.D21]=&quot;&quot;;&quot;&quot;;CONCATENATE(CHAR(34);[.D21];CHAR(34)));&quot;], &quot;;CHAR(34);&quot;min&quot;;CHAR(34);&quot;:&quot;;IF([.E21]=&quot;&quot;;0;[.E21]);&quot;}&quot;)" office:value-type="string" office:string-value="{&quot;code&quot;:&quot;910014&quot;, &quot;name&quot;:&quot;PROCESO ADMINISTRATIVO&quot;, &quot;credits&quot;:4, &quot;requires&quot;:[], &quot;min&quot;:0}" calcext:value-type="string">
            <text:p>{"code":"910014", "name":"PROCESO ADMINISTRATIVO", "credits":4, "requires":[], "min":0}</text:p>
          </table:table-cell>
        </table:table-row>
        <table:table-row table:style-name="ro1">
          <table:table-cell office:value-type="float" office:value="910015" calcext:value-type="float">
            <text:p>910015</text:p>
          </table:table-cell>
          <table:table-cell office:value-type="string" calcext:value-type="string">
            <text:p>DERECHO INFORMATICO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CONCATENATE(&quot;{&quot;;CHAR(34);&quot;code&quot;;CHAR(34);&quot;:&quot;;CHAR(34);[.A22];CHAR(34);&quot;, &quot;;CHAR(34);&quot;name&quot;;CHAR(34);&quot;:&quot;;CHAR(34);[.B22];CHAR(34);&quot;, &quot;;CHAR(34);&quot;credits&quot;;CHAR(34);&quot;:&quot;;[.C22];&quot;, &quot;;CHAR(34);&quot;requires&quot;;CHAR(34);&quot;:[&quot;;IF([.D22]=&quot;&quot;;&quot;&quot;;CONCATENATE(CHAR(34);[.D22];CHAR(34)));&quot;], &quot;;CHAR(34);&quot;min&quot;;CHAR(34);&quot;:&quot;;IF([.E22]=&quot;&quot;;0;[.E22]);&quot;}&quot;)" office:value-type="string" office:string-value="{&quot;code&quot;:&quot;910015&quot;, &quot;name&quot;:&quot;DERECHO INFORMATICO&quot;, &quot;credits&quot;:5, &quot;requires&quot;:[], &quot;min&quot;:0}" calcext:value-type="string">
            <text:p>{"code":"910015", "name":"DERECHO INFORMATICO", "credits":5, "requires":[], "min":0}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ARTO CICLO</text:p>
          </table:table-cell>
          <table:table-cell table:number-columns-repeated="4"/>
          <table:table-cell table:formula="of:=CONCATENATE(&quot;{&quot;;CHAR(34);[.B24];CHAR(34);&quot;:[&quot;)" office:value-type="string" office:string-value="{&quot;CUARTO CICLO&quot;:[" calcext:value-type="string">
            <text:p>{"CUARTO CICLO":[</text:p>
          </table:table-cell>
        </table:table-row>
        <table:table-row table:style-name="ro1">
          <table:table-cell office:value-type="float" office:value="910016" calcext:value-type="float">
            <text:p>910016</text:p>
          </table:table-cell>
          <table:table-cell office:value-type="string" calcext:value-type="string">
            <text:p>MICROECONOMIA 5</text:p>
          </table:table-cell>
          <table:table-cell table:number-columns-repeated="4"/>
          <table:table-cell table:formula="of:=CONCATENATE(&quot;{&quot;;CHAR(34);&quot;code&quot;;CHAR(34);&quot;:&quot;;CHAR(34);[.A25];CHAR(34);&quot;, &quot;;CHAR(34);&quot;name&quot;;CHAR(34);&quot;:&quot;;CHAR(34);[.B25];CHAR(34);&quot;, &quot;;CHAR(34);&quot;credits&quot;;CHAR(34);&quot;:&quot;;[.C25];&quot;, &quot;;CHAR(34);&quot;requires&quot;;CHAR(34);&quot;:[&quot;;IF([.D25]=&quot;&quot;;&quot;&quot;;CONCATENATE(CHAR(34);[.D25];CHAR(34)));&quot;], &quot;;CHAR(34);&quot;min&quot;;CHAR(34);&quot;:&quot;;IF([.E25]=&quot;&quot;;0;[.E25]);&quot;}&quot;)" office:value-type="string" office:string-value="{&quot;code&quot;:&quot;910016&quot;, &quot;name&quot;:&quot;MICROECONOMIA 5&quot;, &quot;credits&quot;:, &quot;requires&quot;:[], &quot;min&quot;:0}" calcext:value-type="string">
            <text:p>{"code":"910016", "name":"MICROECONOMIA 5", "credits":, "requires":[], "min":0}</text:p>
          </table:table-cell>
        </table:table-row>
        <table:table-row table:style-name="ro1">
          <table:table-cell office:value-type="float" office:value="910017" calcext:value-type="float">
            <text:p>910017</text:p>
          </table:table-cell>
          <table:table-cell office:value-type="string" calcext:value-type="string">
            <text:p>PROGRAMACION II</text:p>
          </table:table-cell>
          <table:table-cell office:value-type="float" office:value="5" calcext:value-type="float">
            <text:p>5</text:p>
          </table:table-cell>
          <table:table-cell office:value-type="float" office:value="910012" calcext:value-type="float">
            <text:p>910012</text:p>
          </table:table-cell>
          <table:table-cell table:number-columns-repeated="2"/>
          <table:table-cell table:formula="of:=CONCATENATE(&quot;{&quot;;CHAR(34);&quot;code&quot;;CHAR(34);&quot;:&quot;;CHAR(34);[.A26];CHAR(34);&quot;, &quot;;CHAR(34);&quot;name&quot;;CHAR(34);&quot;:&quot;;CHAR(34);[.B26];CHAR(34);&quot;, &quot;;CHAR(34);&quot;credits&quot;;CHAR(34);&quot;:&quot;;[.C26];&quot;, &quot;;CHAR(34);&quot;requires&quot;;CHAR(34);&quot;:[&quot;;IF([.D26]=&quot;&quot;;&quot;&quot;;CONCATENATE(CHAR(34);[.D26];CHAR(34)));&quot;], &quot;;CHAR(34);&quot;min&quot;;CHAR(34);&quot;:&quot;;IF([.E26]=&quot;&quot;;0;[.E26]);&quot;}&quot;)" office:value-type="string" office:string-value="{&quot;code&quot;:&quot;910017&quot;, &quot;name&quot;:&quot;PROGRAMACION II&quot;, &quot;credits&quot;:5, &quot;requires&quot;:[&quot;910012&quot;], &quot;min&quot;:0}" calcext:value-type="string">
            <text:p>{"code":"910017", "name":"PROGRAMACION II", "credits":5, "requires":["910012"], "min":0}</text:p>
          </table:table-cell>
        </table:table-row>
        <table:table-row table:style-name="ro1">
          <table:table-cell office:value-type="float" office:value="910018" calcext:value-type="float">
            <text:p>910018</text:p>
          </table:table-cell>
          <table:table-cell office:value-type="string" calcext:value-type="string">
            <text:p>CALCULO II</text:p>
          </table:table-cell>
          <table:table-cell office:value-type="float" office:value="5" calcext:value-type="float">
            <text:p>5</text:p>
          </table:table-cell>
          <table:table-cell office:value-type="float" office:value="910013" calcext:value-type="float">
            <text:p>910013</text:p>
          </table:table-cell>
          <table:table-cell table:number-columns-repeated="2"/>
          <table:table-cell table:formula="of:=CONCATENATE(&quot;{&quot;;CHAR(34);&quot;code&quot;;CHAR(34);&quot;:&quot;;CHAR(34);[.A27];CHAR(34);&quot;, &quot;;CHAR(34);&quot;name&quot;;CHAR(34);&quot;:&quot;;CHAR(34);[.B27];CHAR(34);&quot;, &quot;;CHAR(34);&quot;credits&quot;;CHAR(34);&quot;:&quot;;[.C27];&quot;, &quot;;CHAR(34);&quot;requires&quot;;CHAR(34);&quot;:[&quot;;IF([.D27]=&quot;&quot;;&quot;&quot;;CONCATENATE(CHAR(34);[.D27];CHAR(34)));&quot;], &quot;;CHAR(34);&quot;min&quot;;CHAR(34);&quot;:&quot;;IF([.E27]=&quot;&quot;;0;[.E27]);&quot;}&quot;)" office:value-type="string" office:string-value="{&quot;code&quot;:&quot;910018&quot;, &quot;name&quot;:&quot;CALCULO II&quot;, &quot;credits&quot;:5, &quot;requires&quot;:[&quot;910013&quot;], &quot;min&quot;:0}" calcext:value-type="string">
            <text:p>{"code":"910018", "name":"CALCULO II", "credits":5, "requires":["910013"], "min":0}</text:p>
          </table:table-cell>
        </table:table-row>
        <table:table-row table:style-name="ro1">
          <table:table-cell office:value-type="float" office:value="910019" calcext:value-type="float">
            <text:p>910019</text:p>
          </table:table-cell>
          <table:table-cell office:value-type="string" calcext:value-type="string">
            <text:p>ESTADISTICA I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CONCATENATE(&quot;{&quot;;CHAR(34);&quot;code&quot;;CHAR(34);&quot;:&quot;;CHAR(34);[.A28];CHAR(34);&quot;, &quot;;CHAR(34);&quot;name&quot;;CHAR(34);&quot;:&quot;;CHAR(34);[.B28];CHAR(34);&quot;, &quot;;CHAR(34);&quot;credits&quot;;CHAR(34);&quot;:&quot;;[.C28];&quot;, &quot;;CHAR(34);&quot;requires&quot;;CHAR(34);&quot;:[&quot;;IF([.D28]=&quot;&quot;;&quot;&quot;;CONCATENATE(CHAR(34);[.D28];CHAR(34)));&quot;], &quot;;CHAR(34);&quot;min&quot;;CHAR(34);&quot;:&quot;;IF([.E28]=&quot;&quot;;0;[.E28]);&quot;}&quot;)" office:value-type="string" office:string-value="{&quot;code&quot;:&quot;910019&quot;, &quot;name&quot;:&quot;ESTADISTICA I&quot;, &quot;credits&quot;:5, &quot;requires&quot;:[], &quot;min&quot;:0}" calcext:value-type="string">
            <text:p>{"code":"910019", "name":"ESTADISTICA I", "credits":5, "requires":[], "min":0}</text:p>
          </table:table-cell>
        </table:table-row>
        <table:table-row table:style-name="ro1">
          <table:table-cell office:value-type="float" office:value="910020" calcext:value-type="float">
            <text:p>910020</text:p>
          </table:table-cell>
          <table:table-cell office:value-type="string" calcext:value-type="string">
            <text:p>FISICA II</text:p>
          </table:table-cell>
          <table:table-cell office:value-type="float" office:value="5" calcext:value-type="float">
            <text:p>5</text:p>
          </table:table-cell>
          <table:table-cell office:value-type="float" office:value="910011" calcext:value-type="float">
            <text:p>910011</text:p>
          </table:table-cell>
          <table:table-cell table:number-columns-repeated="2"/>
          <table:table-cell table:formula="of:=CONCATENATE(&quot;{&quot;;CHAR(34);&quot;code&quot;;CHAR(34);&quot;:&quot;;CHAR(34);[.A29];CHAR(34);&quot;, &quot;;CHAR(34);&quot;name&quot;;CHAR(34);&quot;:&quot;;CHAR(34);[.B29];CHAR(34);&quot;, &quot;;CHAR(34);&quot;credits&quot;;CHAR(34);&quot;:&quot;;[.C29];&quot;, &quot;;CHAR(34);&quot;requires&quot;;CHAR(34);&quot;:[&quot;;IF([.D29]=&quot;&quot;;&quot;&quot;;CONCATENATE(CHAR(34);[.D29];CHAR(34)));&quot;], &quot;;CHAR(34);&quot;min&quot;;CHAR(34);&quot;:&quot;;IF([.E29]=&quot;&quot;;0;[.E29]);&quot;}&quot;)" office:value-type="string" office:string-value="{&quot;code&quot;:&quot;910020&quot;, &quot;name&quot;:&quot;FISICA II&quot;, &quot;credits&quot;:5, &quot;requires&quot;:[&quot;910011&quot;], &quot;min&quot;:0}" calcext:value-type="string">
            <text:p>{"code":"910020", "name":"FISICA II", "credits":5, "requires":["910011"], "min":0}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INTO CICLO</text:p>
          </table:table-cell>
          <table:table-cell table:number-columns-repeated="4"/>
          <table:table-cell table:formula="of:=CONCATENATE(&quot;{&quot;;CHAR(34);[.B31];CHAR(34);&quot;:[&quot;)" office:value-type="string" office:string-value="{&quot;QUINTO CICLO&quot;:[" calcext:value-type="string">
            <text:p>{"QUINTO CICLO":[</text:p>
          </table:table-cell>
        </table:table-row>
        <table:table-row table:style-name="ro1">
          <table:table-cell office:value-type="float" office:value="910021" calcext:value-type="float">
            <text:p>910021</text:p>
          </table:table-cell>
          <table:table-cell office:value-type="string" calcext:value-type="string">
            <text:p>METODOS NUMERICO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table:formula="of:=CONCATENATE(&quot;{&quot;;CHAR(34);&quot;code&quot;;CHAR(34);&quot;:&quot;;CHAR(34);[.A32];CHAR(34);&quot;, &quot;;CHAR(34);&quot;name&quot;;CHAR(34);&quot;:&quot;;CHAR(34);[.B32];CHAR(34);&quot;, &quot;;CHAR(34);&quot;credits&quot;;CHAR(34);&quot;:&quot;;[.C32];&quot;, &quot;;CHAR(34);&quot;requires&quot;;CHAR(34);&quot;:[&quot;;IF([.D32]=&quot;&quot;;&quot;&quot;;CONCATENATE(CHAR(34);[.D32];CHAR(34)));&quot;], &quot;;CHAR(34);&quot;min&quot;;CHAR(34);&quot;:&quot;;IF([.E32]=&quot;&quot;;0;[.E32]);&quot;}&quot;)" office:value-type="string" office:string-value="{&quot;code&quot;:&quot;910021&quot;, &quot;name&quot;:&quot;METODOS NUMERICOS&quot;, &quot;credits&quot;:5, &quot;requires&quot;:[], &quot;min&quot;:70}" calcext:value-type="string">
            <text:p>{"code":"910021", "name":"METODOS NUMERICOS", "credits":5, "requires":[], "min":70}</text:p>
          </table:table-cell>
        </table:table-row>
        <table:table-row table:style-name="ro1">
          <table:table-cell office:value-type="float" office:value="910022" calcext:value-type="float">
            <text:p>910022</text:p>
          </table:table-cell>
          <table:table-cell office:value-type="string" calcext:value-type="string">
            <text:p>PROGRAMACION III</text:p>
          </table:table-cell>
          <table:table-cell office:value-type="float" office:value="5" calcext:value-type="float">
            <text:p>5</text:p>
          </table:table-cell>
          <table:table-cell office:value-type="float" office:value="910017" calcext:value-type="float">
            <text:p>910017</text:p>
          </table:table-cell>
          <table:table-cell table:number-columns-repeated="2"/>
          <table:table-cell table:formula="of:=CONCATENATE(&quot;{&quot;;CHAR(34);&quot;code&quot;;CHAR(34);&quot;:&quot;;CHAR(34);[.A33];CHAR(34);&quot;, &quot;;CHAR(34);&quot;name&quot;;CHAR(34);&quot;:&quot;;CHAR(34);[.B33];CHAR(34);&quot;, &quot;;CHAR(34);&quot;credits&quot;;CHAR(34);&quot;:&quot;;[.C33];&quot;, &quot;;CHAR(34);&quot;requires&quot;;CHAR(34);&quot;:[&quot;;IF([.D33]=&quot;&quot;;&quot;&quot;;CONCATENATE(CHAR(34);[.D33];CHAR(34)));&quot;], &quot;;CHAR(34);&quot;min&quot;;CHAR(34);&quot;:&quot;;IF([.E33]=&quot;&quot;;0;[.E33]);&quot;}&quot;)" office:value-type="string" office:string-value="{&quot;code&quot;:&quot;910022&quot;, &quot;name&quot;:&quot;PROGRAMACION III&quot;, &quot;credits&quot;:5, &quot;requires&quot;:[&quot;910017&quot;], &quot;min&quot;:0}" calcext:value-type="string">
            <text:p>{"code":"910022", "name":"PROGRAMACION III", "credits":5, "requires":["910017"], "min":0}</text:p>
          </table:table-cell>
        </table:table-row>
        <table:table-row table:style-name="ro1">
          <table:table-cell office:value-type="float" office:value="910023" calcext:value-type="float">
            <text:p>910023</text:p>
          </table:table-cell>
          <table:table-cell office:value-type="string" calcext:value-type="string">
            <text:p>EMPRENDEDORES DE NEGOCIOS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CONCATENATE(&quot;{&quot;;CHAR(34);&quot;code&quot;;CHAR(34);&quot;:&quot;;CHAR(34);[.A34];CHAR(34);&quot;, &quot;;CHAR(34);&quot;name&quot;;CHAR(34);&quot;:&quot;;CHAR(34);[.B34];CHAR(34);&quot;, &quot;;CHAR(34);&quot;credits&quot;;CHAR(34);&quot;:&quot;;[.C34];&quot;, &quot;;CHAR(34);&quot;requires&quot;;CHAR(34);&quot;:[&quot;;IF([.D34]=&quot;&quot;;&quot;&quot;;CONCATENATE(CHAR(34);[.D34];CHAR(34)));&quot;], &quot;;CHAR(34);&quot;min&quot;;CHAR(34);&quot;:&quot;;IF([.E34]=&quot;&quot;;0;[.E34]);&quot;}&quot;)" office:value-type="string" office:string-value="{&quot;code&quot;:&quot;910023&quot;, &quot;name&quot;:&quot;EMPRENDEDORES DE NEGOCIOS&quot;, &quot;credits&quot;:5, &quot;requires&quot;:[], &quot;min&quot;:0}" calcext:value-type="string">
            <text:p>{"code":"910023", "name":"EMPRENDEDORES DE NEGOCIOS", "credits":5, "requires":[], "min":0}</text:p>
          </table:table-cell>
        </table:table-row>
        <table:table-row table:style-name="ro1">
          <table:table-cell office:value-type="float" office:value="910024" calcext:value-type="float">
            <text:p>910024</text:p>
          </table:table-cell>
          <table:table-cell office:value-type="string" calcext:value-type="string">
            <text:p>ELECTRONICA ANALOGICA</text:p>
          </table:table-cell>
          <table:table-cell office:value-type="float" office:value="5" calcext:value-type="float">
            <text:p>5</text:p>
          </table:table-cell>
          <table:table-cell office:value-type="float" office:value="910020" calcext:value-type="float">
            <text:p>910020</text:p>
          </table:table-cell>
          <table:table-cell table:number-columns-repeated="2"/>
          <table:table-cell table:formula="of:=CONCATENATE(&quot;{&quot;;CHAR(34);&quot;code&quot;;CHAR(34);&quot;:&quot;;CHAR(34);[.A35];CHAR(34);&quot;, &quot;;CHAR(34);&quot;name&quot;;CHAR(34);&quot;:&quot;;CHAR(34);[.B35];CHAR(34);&quot;, &quot;;CHAR(34);&quot;credits&quot;;CHAR(34);&quot;:&quot;;[.C35];&quot;, &quot;;CHAR(34);&quot;requires&quot;;CHAR(34);&quot;:[&quot;;IF([.D35]=&quot;&quot;;&quot;&quot;;CONCATENATE(CHAR(34);[.D35];CHAR(34)));&quot;], &quot;;CHAR(34);&quot;min&quot;;CHAR(34);&quot;:&quot;;IF([.E35]=&quot;&quot;;0;[.E35]);&quot;}&quot;)" office:value-type="string" office:string-value="{&quot;code&quot;:&quot;910024&quot;, &quot;name&quot;:&quot;ELECTRONICA ANALOGICA&quot;, &quot;credits&quot;:5, &quot;requires&quot;:[&quot;910020&quot;], &quot;min&quot;:0}" calcext:value-type="string">
            <text:p>{"code":"910024", "name":"ELECTRONICA ANALOGICA", "credits":5, "requires":["910020"], "min":0}</text:p>
          </table:table-cell>
        </table:table-row>
        <table:table-row table:style-name="ro1">
          <table:table-cell office:value-type="float" office:value="910025" calcext:value-type="float">
            <text:p>910025</text:p>
          </table:table-cell>
          <table:table-cell office:value-type="string" calcext:value-type="string">
            <text:p>ESTADISTICA II</text:p>
          </table:table-cell>
          <table:table-cell office:value-type="float" office:value="5" calcext:value-type="float">
            <text:p>5</text:p>
          </table:table-cell>
          <table:table-cell office:value-type="float" office:value="910019" calcext:value-type="float">
            <text:p>910019</text:p>
          </table:table-cell>
          <table:table-cell table:number-columns-repeated="2"/>
          <table:table-cell table:formula="of:=CONCATENATE(&quot;{&quot;;CHAR(34);&quot;code&quot;;CHAR(34);&quot;:&quot;;CHAR(34);[.A36];CHAR(34);&quot;, &quot;;CHAR(34);&quot;name&quot;;CHAR(34);&quot;:&quot;;CHAR(34);[.B36];CHAR(34);&quot;, &quot;;CHAR(34);&quot;credits&quot;;CHAR(34);&quot;:&quot;;[.C36];&quot;, &quot;;CHAR(34);&quot;requires&quot;;CHAR(34);&quot;:[&quot;;IF([.D36]=&quot;&quot;;&quot;&quot;;CONCATENATE(CHAR(34);[.D36];CHAR(34)));&quot;], &quot;;CHAR(34);&quot;min&quot;;CHAR(34);&quot;:&quot;;IF([.E36]=&quot;&quot;;0;[.E36]);&quot;}&quot;)" office:value-type="string" office:string-value="{&quot;code&quot;:&quot;910025&quot;, &quot;name&quot;:&quot;ESTADISTICA II&quot;, &quot;credits&quot;:5, &quot;requires&quot;:[&quot;910019&quot;], &quot;min&quot;:0}" calcext:value-type="string">
            <text:p>{"code":"910025", "name":"ESTADISTICA II", "credits":5, "requires":["910019"], "min":0}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XTO CICLO</text:p>
          </table:table-cell>
          <table:table-cell table:number-columns-repeated="4"/>
          <table:table-cell table:formula="of:=CONCATENATE(&quot;{&quot;;CHAR(34);[.B38];CHAR(34);&quot;:[&quot;)" office:value-type="string" office:string-value="{&quot;SEXTO CICLO&quot;:[" calcext:value-type="string">
            <text:p>{"SEXTO CICLO":[</text:p>
          </table:table-cell>
        </table:table-row>
        <table:table-row table:style-name="ro1">
          <table:table-cell office:value-type="float" office:value="910026" calcext:value-type="float">
            <text:p>910026</text:p>
          </table:table-cell>
          <table:table-cell office:value-type="string" calcext:value-type="string">
            <text:p>INVESTIGACION DE OPERACION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formula="of:=CONCATENATE(&quot;{&quot;;CHAR(34);&quot;code&quot;;CHAR(34);&quot;:&quot;;CHAR(34);[.A39];CHAR(34);&quot;, &quot;;CHAR(34);&quot;name&quot;;CHAR(34);&quot;:&quot;;CHAR(34);[.B39];CHAR(34);&quot;, &quot;;CHAR(34);&quot;credits&quot;;CHAR(34);&quot;:&quot;;[.C39];&quot;, &quot;;CHAR(34);&quot;requires&quot;;CHAR(34);&quot;:[&quot;;IF([.D39]=&quot;&quot;;&quot;&quot;;CONCATENATE(CHAR(34);[.D39];CHAR(34)));&quot;], &quot;;CHAR(34);&quot;min&quot;;CHAR(34);&quot;:&quot;;IF([.E39]=&quot;&quot;;0;[.E39]);&quot;}&quot;)" office:value-type="string" office:string-value="{&quot;code&quot;:&quot;910026&quot;, &quot;name&quot;:&quot;INVESTIGACION DE OPERACIONES&quot;, &quot;credits&quot;:5, &quot;requires&quot;:[], &quot;min&quot;:80}" calcext:value-type="string">
            <text:p>{"code":"910026", "name":"INVESTIGACION DE OPERACIONES", "credits":5, "requires":[], "min":80}</text:p>
          </table:table-cell>
        </table:table-row>
        <table:table-row table:style-name="ro1">
          <table:table-cell office:value-type="float" office:value="910027" calcext:value-type="float">
            <text:p>910027</text:p>
          </table:table-cell>
          <table:table-cell office:value-type="string" calcext:value-type="string">
            <text:p>BASES DE DATOS I</text:p>
          </table:table-cell>
          <table:table-cell office:value-type="float" office:value="5" calcext:value-type="float">
            <text:p>5</text:p>
          </table:table-cell>
          <table:table-cell office:value-type="float" office:value="910022" calcext:value-type="float">
            <text:p>910022</text:p>
          </table:table-cell>
          <table:table-cell table:number-columns-repeated="2"/>
          <table:table-cell table:formula="of:=CONCATENATE(&quot;{&quot;;CHAR(34);&quot;code&quot;;CHAR(34);&quot;:&quot;;CHAR(34);[.A40];CHAR(34);&quot;, &quot;;CHAR(34);&quot;name&quot;;CHAR(34);&quot;:&quot;;CHAR(34);[.B40];CHAR(34);&quot;, &quot;;CHAR(34);&quot;credits&quot;;CHAR(34);&quot;:&quot;;[.C40];&quot;, &quot;;CHAR(34);&quot;requires&quot;;CHAR(34);&quot;:[&quot;;IF([.D40]=&quot;&quot;;&quot;&quot;;CONCATENATE(CHAR(34);[.D40];CHAR(34)));&quot;], &quot;;CHAR(34);&quot;min&quot;;CHAR(34);&quot;:&quot;;IF([.E40]=&quot;&quot;;0;[.E40]);&quot;}&quot;)" office:value-type="string" office:string-value="{&quot;code&quot;:&quot;910027&quot;, &quot;name&quot;:&quot;BASES DE DATOS I&quot;, &quot;credits&quot;:5, &quot;requires&quot;:[&quot;910022&quot;], &quot;min&quot;:0}" calcext:value-type="string">
            <text:p>{"code":"910027", "name":"BASES DE DATOS I", "credits":5, "requires":["910022"], "min":0}</text:p>
          </table:table-cell>
        </table:table-row>
        <table:table-row table:style-name="ro1">
          <table:table-cell office:value-type="float" office:value="910028" calcext:value-type="float">
            <text:p>910028</text:p>
          </table:table-cell>
          <table:table-cell office:value-type="string" calcext:value-type="string">
            <text:p>AUTOMATAS Y LENGUAJES FORMAL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formula="of:=CONCATENATE(&quot;{&quot;;CHAR(34);&quot;code&quot;;CHAR(34);&quot;:&quot;;CHAR(34);[.A41];CHAR(34);&quot;, &quot;;CHAR(34);&quot;name&quot;;CHAR(34);&quot;:&quot;;CHAR(34);[.B41];CHAR(34);&quot;, &quot;;CHAR(34);&quot;credits&quot;;CHAR(34);&quot;:&quot;;[.C41];&quot;, &quot;;CHAR(34);&quot;requires&quot;;CHAR(34);&quot;:[&quot;;IF([.D41]=&quot;&quot;;&quot;&quot;;CONCATENATE(CHAR(34);[.D41];CHAR(34)));&quot;], &quot;;CHAR(34);&quot;min&quot;;CHAR(34);&quot;:&quot;;IF([.E41]=&quot;&quot;;0;[.E41]);&quot;}&quot;)" office:value-type="string" office:string-value="{&quot;code&quot;:&quot;910028&quot;, &quot;name&quot;:&quot;AUTOMATAS Y LENGUAJES FORMALES&quot;, &quot;credits&quot;:5, &quot;requires&quot;:[], &quot;min&quot;:80}" calcext:value-type="string">
            <text:p>{"code":"910028", "name":"AUTOMATAS Y LENGUAJES FORMALES", "credits":5, "requires":[], "min":80}</text:p>
          </table:table-cell>
        </table:table-row>
        <table:table-row table:style-name="ro1">
          <table:table-cell office:value-type="float" office:value="910029" calcext:value-type="float">
            <text:p>910029</text:p>
          </table:table-cell>
          <table:table-cell office:value-type="string" calcext:value-type="string">
            <text:p>SISTEMAS OPERATIVOS I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formula="of:=CONCATENATE(&quot;{&quot;;CHAR(34);&quot;code&quot;;CHAR(34);&quot;:&quot;;CHAR(34);[.A42];CHAR(34);&quot;, &quot;;CHAR(34);&quot;name&quot;;CHAR(34);&quot;:&quot;;CHAR(34);[.B42];CHAR(34);&quot;, &quot;;CHAR(34);&quot;credits&quot;;CHAR(34);&quot;:&quot;;[.C42];&quot;, &quot;;CHAR(34);&quot;requires&quot;;CHAR(34);&quot;:[&quot;;IF([.D42]=&quot;&quot;;&quot;&quot;;CONCATENATE(CHAR(34);[.D42];CHAR(34)));&quot;], &quot;;CHAR(34);&quot;min&quot;;CHAR(34);&quot;:&quot;;IF([.E42]=&quot;&quot;;0;[.E42]);&quot;}&quot;)" office:value-type="string" office:string-value="{&quot;code&quot;:&quot;910029&quot;, &quot;name&quot;:&quot;SISTEMAS OPERATIVOS I&quot;, &quot;credits&quot;:5, &quot;requires&quot;:[], &quot;min&quot;:80}" calcext:value-type="string">
            <text:p>{"code":"910029", "name":"SISTEMAS OPERATIVOS I", "credits":5, "requires":[], "min":80}</text:p>
          </table:table-cell>
        </table:table-row>
        <table:table-row table:style-name="ro1">
          <table:table-cell office:value-type="float" office:value="910030" calcext:value-type="float">
            <text:p>910030</text:p>
          </table:table-cell>
          <table:table-cell office:value-type="string" calcext:value-type="string">
            <text:p>ELECTRONICA DIGITAL</text:p>
          </table:table-cell>
          <table:table-cell office:value-type="float" office:value="5" calcext:value-type="float">
            <text:p>5</text:p>
          </table:table-cell>
          <table:table-cell office:value-type="float" office:value="910024" calcext:value-type="float">
            <text:p>910024</text:p>
          </table:table-cell>
          <table:table-cell table:number-columns-repeated="2"/>
          <table:table-cell table:formula="of:=CONCATENATE(&quot;{&quot;;CHAR(34);&quot;code&quot;;CHAR(34);&quot;:&quot;;CHAR(34);[.A43];CHAR(34);&quot;, &quot;;CHAR(34);&quot;name&quot;;CHAR(34);&quot;:&quot;;CHAR(34);[.B43];CHAR(34);&quot;, &quot;;CHAR(34);&quot;credits&quot;;CHAR(34);&quot;:&quot;;[.C43];&quot;, &quot;;CHAR(34);&quot;requires&quot;;CHAR(34);&quot;:[&quot;;IF([.D43]=&quot;&quot;;&quot;&quot;;CONCATENATE(CHAR(34);[.D43];CHAR(34)));&quot;], &quot;;CHAR(34);&quot;min&quot;;CHAR(34);&quot;:&quot;;IF([.E43]=&quot;&quot;;0;[.E43]);&quot;}&quot;)" office:value-type="string" office:string-value="{&quot;code&quot;:&quot;910030&quot;, &quot;name&quot;:&quot;ELECTRONICA DIGITAL&quot;, &quot;credits&quot;:5, &quot;requires&quot;:[&quot;910024&quot;], &quot;min&quot;:0}" calcext:value-type="string">
            <text:p>{"code":"910030", "name":"ELECTRONICA DIGITAL", "credits":5, "requires":["910024"], "min":0}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ÉPTIMO CICLO</text:p>
          </table:table-cell>
          <table:table-cell table:number-columns-repeated="4"/>
          <table:table-cell table:formula="of:=CONCATENATE(&quot;{&quot;;CHAR(34);[.B45];CHAR(34);&quot;:[&quot;)" office:value-type="string" office:string-value="{&quot;SÉPTIMO CICLO&quot;:[" calcext:value-type="string">
            <text:p>{"SÉPTIMO CICLO":[</text:p>
          </table:table-cell>
        </table:table-row>
        <table:table-row table:style-name="ro1">
          <table:table-cell office:value-type="float" office:value="910031" calcext:value-type="float">
            <text:p>910031</text:p>
          </table:table-cell>
          <table:table-cell office:value-type="string" calcext:value-type="string">
            <text:p>BASES DE DATOS II</text:p>
          </table:table-cell>
          <table:table-cell office:value-type="float" office:value="5" calcext:value-type="float">
            <text:p>5</text:p>
          </table:table-cell>
          <table:table-cell office:value-type="float" office:value="910027" calcext:value-type="float">
            <text:p>910027</text:p>
          </table:table-cell>
          <table:table-cell table:number-columns-repeated="2"/>
          <table:table-cell table:formula="of:=CONCATENATE(&quot;{&quot;;CHAR(34);&quot;code&quot;;CHAR(34);&quot;:&quot;;CHAR(34);[.A46];CHAR(34);&quot;, &quot;;CHAR(34);&quot;name&quot;;CHAR(34);&quot;:&quot;;CHAR(34);[.B46];CHAR(34);&quot;, &quot;;CHAR(34);&quot;credits&quot;;CHAR(34);&quot;:&quot;;[.C46];&quot;, &quot;;CHAR(34);&quot;requires&quot;;CHAR(34);&quot;:[&quot;;IF([.D46]=&quot;&quot;;&quot;&quot;;CONCATENATE(CHAR(34);[.D46];CHAR(34)));&quot;], &quot;;CHAR(34);&quot;min&quot;;CHAR(34);&quot;:&quot;;IF([.E46]=&quot;&quot;;0;[.E46]);&quot;}&quot;)" office:value-type="string" office:string-value="{&quot;code&quot;:&quot;910031&quot;, &quot;name&quot;:&quot;BASES DE DATOS II&quot;, &quot;credits&quot;:5, &quot;requires&quot;:[&quot;910027&quot;], &quot;min&quot;:0}" calcext:value-type="string">
            <text:p>{"code":"910031", "name":"BASES DE DATOS II", "credits":5, "requires":["910027"], "min":0}</text:p>
          </table:table-cell>
        </table:table-row>
        <table:table-row table:style-name="ro1">
          <table:table-cell office:value-type="float" office:value="910032" calcext:value-type="float">
            <text:p>910032</text:p>
          </table:table-cell>
          <table:table-cell office:value-type="string" calcext:value-type="string">
            <text:p>ANALISIS DE SISTEMAS I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CONCATENATE(&quot;{&quot;;CHAR(34);&quot;code&quot;;CHAR(34);&quot;:&quot;;CHAR(34);[.A47];CHAR(34);&quot;, &quot;;CHAR(34);&quot;name&quot;;CHAR(34);&quot;:&quot;;CHAR(34);[.B47];CHAR(34);&quot;, &quot;;CHAR(34);&quot;credits&quot;;CHAR(34);&quot;:&quot;;[.C47];&quot;, &quot;;CHAR(34);&quot;requires&quot;;CHAR(34);&quot;:[&quot;;IF([.D47]=&quot;&quot;;&quot;&quot;;CONCATENATE(CHAR(34);[.D47];CHAR(34)));&quot;], &quot;;CHAR(34);&quot;min&quot;;CHAR(34);&quot;:&quot;;IF([.E47]=&quot;&quot;;0;[.E47]);&quot;}&quot;)" office:value-type="string" office:string-value="{&quot;code&quot;:&quot;910032&quot;, &quot;name&quot;:&quot;ANALISIS DE SISTEMAS I&quot;, &quot;credits&quot;:5, &quot;requires&quot;:[], &quot;min&quot;:100}" calcext:value-type="string">
            <text:p>{"code":"910032", "name":"ANALISIS DE SISTEMAS I", "credits":5, "requires":[], "min":100}</text:p>
          </table:table-cell>
        </table:table-row>
        <table:table-row table:style-name="ro1">
          <table:table-cell office:value-type="float" office:value="910033" calcext:value-type="float">
            <text:p>910033</text:p>
          </table:table-cell>
          <table:table-cell office:value-type="string" calcext:value-type="string">
            <text:p>SISTEMAS OPERATIVOS II</text:p>
          </table:table-cell>
          <table:table-cell office:value-type="float" office:value="5" calcext:value-type="float">
            <text:p>5</text:p>
          </table:table-cell>
          <table:table-cell office:value-type="float" office:value="910029" calcext:value-type="float">
            <text:p>910029</text:p>
          </table:table-cell>
          <table:table-cell table:number-columns-repeated="2"/>
          <table:table-cell table:formula="of:=CONCATENATE(&quot;{&quot;;CHAR(34);&quot;code&quot;;CHAR(34);&quot;:&quot;;CHAR(34);[.A48];CHAR(34);&quot;, &quot;;CHAR(34);&quot;name&quot;;CHAR(34);&quot;:&quot;;CHAR(34);[.B48];CHAR(34);&quot;, &quot;;CHAR(34);&quot;credits&quot;;CHAR(34);&quot;:&quot;;[.C48];&quot;, &quot;;CHAR(34);&quot;requires&quot;;CHAR(34);&quot;:[&quot;;IF([.D48]=&quot;&quot;;&quot;&quot;;CONCATENATE(CHAR(34);[.D48];CHAR(34)));&quot;], &quot;;CHAR(34);&quot;min&quot;;CHAR(34);&quot;:&quot;;IF([.E48]=&quot;&quot;;0;[.E48]);&quot;}&quot;)" office:value-type="string" office:string-value="{&quot;code&quot;:&quot;910033&quot;, &quot;name&quot;:&quot;SISTEMAS OPERATIVOS II&quot;, &quot;credits&quot;:5, &quot;requires&quot;:[&quot;910029&quot;], &quot;min&quot;:0}" calcext:value-type="string">
            <text:p>{"code":"910033", "name":"SISTEMAS OPERATIVOS II", "credits":5, "requires":["910029"], "min":0}</text:p>
          </table:table-cell>
        </table:table-row>
        <table:table-row table:style-name="ro1">
          <table:table-cell office:value-type="float" office:value="910034" calcext:value-type="float">
            <text:p>910034</text:p>
          </table:table-cell>
          <table:table-cell office:value-type="string" calcext:value-type="string">
            <text:p>ARQUITECTURA DE COMPUTADORAS I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CONCATENATE(&quot;{&quot;;CHAR(34);&quot;code&quot;;CHAR(34);&quot;:&quot;;CHAR(34);[.A49];CHAR(34);&quot;, &quot;;CHAR(34);&quot;name&quot;;CHAR(34);&quot;:&quot;;CHAR(34);[.B49];CHAR(34);&quot;, &quot;;CHAR(34);&quot;credits&quot;;CHAR(34);&quot;:&quot;;[.C49];&quot;, &quot;;CHAR(34);&quot;requires&quot;;CHAR(34);&quot;:[&quot;;IF([.D49]=&quot;&quot;;&quot;&quot;;CONCATENATE(CHAR(34);[.D49];CHAR(34)));&quot;], &quot;;CHAR(34);&quot;min&quot;;CHAR(34);&quot;:&quot;;IF([.E49]=&quot;&quot;;0;[.E49]);&quot;}&quot;)" office:value-type="string" office:string-value="{&quot;code&quot;:&quot;910034&quot;, &quot;name&quot;:&quot;ARQUITECTURA DE COMPUTADORAS I&quot;, &quot;credits&quot;:5, &quot;requires&quot;:[], &quot;min&quot;:100}" calcext:value-type="string">
            <text:p>{"code":"910034", "name":"ARQUITECTURA DE COMPUTADORAS I", "credits":5, "requires":[], "min":100}</text:p>
          </table:table-cell>
        </table:table-row>
        <table:table-row table:style-name="ro1">
          <table:table-cell office:value-type="float" office:value="910035" calcext:value-type="float">
            <text:p>910035</text:p>
          </table:table-cell>
          <table:table-cell office:value-type="string" calcext:value-type="string">
            <text:p>COMPILADORES</text:p>
          </table:table-cell>
          <table:table-cell office:value-type="float" office:value="5" calcext:value-type="float">
            <text:p>5</text:p>
          </table:table-cell>
          <table:table-cell office:value-type="float" office:value="910028" calcext:value-type="float">
            <text:p>910028</text:p>
          </table:table-cell>
          <table:table-cell table:number-columns-repeated="2"/>
          <table:table-cell table:formula="of:=CONCATENATE(&quot;{&quot;;CHAR(34);&quot;code&quot;;CHAR(34);&quot;:&quot;;CHAR(34);[.A50];CHAR(34);&quot;, &quot;;CHAR(34);&quot;name&quot;;CHAR(34);&quot;:&quot;;CHAR(34);[.B50];CHAR(34);&quot;, &quot;;CHAR(34);&quot;credits&quot;;CHAR(34);&quot;:&quot;;[.C50];&quot;, &quot;;CHAR(34);&quot;requires&quot;;CHAR(34);&quot;:[&quot;;IF([.D50]=&quot;&quot;;&quot;&quot;;CONCATENATE(CHAR(34);[.D50];CHAR(34)));&quot;], &quot;;CHAR(34);&quot;min&quot;;CHAR(34);&quot;:&quot;;IF([.E50]=&quot;&quot;;0;[.E50]);&quot;}&quot;)" office:value-type="string" office:string-value="{&quot;code&quot;:&quot;910035&quot;, &quot;name&quot;:&quot;COMPILADORES&quot;, &quot;credits&quot;:5, &quot;requires&quot;:[&quot;910028&quot;], &quot;min&quot;:0}" calcext:value-type="string">
            <text:p>{"code":"910035", "name":"COMPILADORES", "credits":5, "requires":["910028"], "min":0}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CTAVO CICLO</text:p>
          </table:table-cell>
          <table:table-cell table:number-columns-repeated="4"/>
          <table:table-cell table:formula="of:=CONCATENATE(&quot;{&quot;;CHAR(34);[.B52];CHAR(34);&quot;:[&quot;)" office:value-type="string" office:string-value="{&quot;OCTAVO CICLO&quot;:[" calcext:value-type="string">
            <text:p>{"OCTAVO CICLO":[</text:p>
          </table:table-cell>
        </table:table-row>
        <table:table-row table:style-name="ro1">
          <table:table-cell office:value-type="float" office:value="910036" calcext:value-type="float">
            <text:p>910036</text:p>
          </table:table-cell>
          <table:table-cell office:value-type="string" calcext:value-type="string">
            <text:p>DESARROLLO WEB</text:p>
          </table:table-cell>
          <table:table-cell office:value-type="float" office:value="5" calcext:value-type="float">
            <text:p>5</text:p>
          </table:table-cell>
          <table:table-cell office:value-type="float" office:value="910031" calcext:value-type="float">
            <text:p>910031</text:p>
          </table:table-cell>
          <table:table-cell table:number-columns-repeated="2"/>
          <table:table-cell table:formula="of:=CONCATENATE(&quot;{&quot;;CHAR(34);&quot;code&quot;;CHAR(34);&quot;:&quot;;CHAR(34);[.A53];CHAR(34);&quot;, &quot;;CHAR(34);&quot;name&quot;;CHAR(34);&quot;:&quot;;CHAR(34);[.B53];CHAR(34);&quot;, &quot;;CHAR(34);&quot;credits&quot;;CHAR(34);&quot;:&quot;;[.C53];&quot;, &quot;;CHAR(34);&quot;requires&quot;;CHAR(34);&quot;:[&quot;;IF([.D53]=&quot;&quot;;&quot;&quot;;CONCATENATE(CHAR(34);[.D53];CHAR(34)));&quot;], &quot;;CHAR(34);&quot;min&quot;;CHAR(34);&quot;:&quot;;IF([.E53]=&quot;&quot;;0;[.E53]);&quot;}&quot;)" office:value-type="string" office:string-value="{&quot;code&quot;:&quot;910036&quot;, &quot;name&quot;:&quot;DESARROLLO WEB&quot;, &quot;credits&quot;:5, &quot;requires&quot;:[&quot;910031&quot;], &quot;min&quot;:0}" calcext:value-type="string">
            <text:p>{"code":"910036", "name":"DESARROLLO WEB", "credits":5, "requires":["910031"], "min":0}</text:p>
          </table:table-cell>
        </table:table-row>
        <table:table-row table:style-name="ro1">
          <table:table-cell office:value-type="float" office:value="910037" calcext:value-type="float">
            <text:p>910037</text:p>
          </table:table-cell>
          <table:table-cell office:value-type="string" calcext:value-type="string">
            <text:p>ANALISIS DE SISTEMAS II</text:p>
          </table:table-cell>
          <table:table-cell office:value-type="float" office:value="5" calcext:value-type="float">
            <text:p>5</text:p>
          </table:table-cell>
          <table:table-cell office:value-type="float" office:value="910032" calcext:value-type="float">
            <text:p>910032</text:p>
          </table:table-cell>
          <table:table-cell table:number-columns-repeated="2"/>
          <table:table-cell table:formula="of:=CONCATENATE(&quot;{&quot;;CHAR(34);&quot;code&quot;;CHAR(34);&quot;:&quot;;CHAR(34);[.A54];CHAR(34);&quot;, &quot;;CHAR(34);&quot;name&quot;;CHAR(34);&quot;:&quot;;CHAR(34);[.B54];CHAR(34);&quot;, &quot;;CHAR(34);&quot;credits&quot;;CHAR(34);&quot;:&quot;;[.C54];&quot;, &quot;;CHAR(34);&quot;requires&quot;;CHAR(34);&quot;:[&quot;;IF([.D54]=&quot;&quot;;&quot;&quot;;CONCATENATE(CHAR(34);[.D54];CHAR(34)));&quot;], &quot;;CHAR(34);&quot;min&quot;;CHAR(34);&quot;:&quot;;IF([.E54]=&quot;&quot;;0;[.E54]);&quot;}&quot;)" office:value-type="string" office:string-value="{&quot;code&quot;:&quot;910037&quot;, &quot;name&quot;:&quot;ANALISIS DE SISTEMAS II&quot;, &quot;credits&quot;:5, &quot;requires&quot;:[&quot;910032&quot;], &quot;min&quot;:0}" calcext:value-type="string">
            <text:p>{"code":"910037", "name":"ANALISIS DE SISTEMAS II", "credits":5, "requires":["910032"], "min":0}</text:p>
          </table:table-cell>
        </table:table-row>
        <table:table-row table:style-name="ro1">
          <table:table-cell office:value-type="float" office:value="910038" calcext:value-type="float">
            <text:p>910038</text:p>
          </table:table-cell>
          <table:table-cell office:value-type="string" calcext:value-type="string">
            <text:p>REDES DE COMPUTADORAS I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table:formula="of:=CONCATENATE(&quot;{&quot;;CHAR(34);&quot;code&quot;;CHAR(34);&quot;:&quot;;CHAR(34);[.A55];CHAR(34);&quot;, &quot;;CHAR(34);&quot;name&quot;;CHAR(34);&quot;:&quot;;CHAR(34);[.B55];CHAR(34);&quot;, &quot;;CHAR(34);&quot;credits&quot;;CHAR(34);&quot;:&quot;;[.C55];&quot;, &quot;;CHAR(34);&quot;requires&quot;;CHAR(34);&quot;:[&quot;;IF([.D55]=&quot;&quot;;&quot;&quot;;CONCATENATE(CHAR(34);[.D55];CHAR(34)));&quot;], &quot;;CHAR(34);&quot;min&quot;;CHAR(34);&quot;:&quot;;IF([.E55]=&quot;&quot;;0;[.E55]);&quot;}&quot;)" office:value-type="string" office:string-value="{&quot;code&quot;:&quot;910038&quot;, &quot;name&quot;:&quot;REDES DE COMPUTADORAS I&quot;, &quot;credits&quot;:5, &quot;requires&quot;:[], &quot;min&quot;:125}" calcext:value-type="string">
            <text:p>{"code":"910038", "name":"REDES DE COMPUTADORAS I", "credits":5, "requires":[], "min":125}</text:p>
          </table:table-cell>
        </table:table-row>
        <table:table-row table:style-name="ro1">
          <table:table-cell office:value-type="float" office:value="910039" calcext:value-type="float">
            <text:p>910039</text:p>
          </table:table-cell>
          <table:table-cell office:value-type="string" calcext:value-type="string">
            <text:p>ETICA PROFESIONA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CONCATENATE(&quot;{&quot;;CHAR(34);&quot;code&quot;;CHAR(34);&quot;:&quot;;CHAR(34);[.A56];CHAR(34);&quot;, &quot;;CHAR(34);&quot;name&quot;;CHAR(34);&quot;:&quot;;CHAR(34);[.B56];CHAR(34);&quot;, &quot;;CHAR(34);&quot;credits&quot;;CHAR(34);&quot;:&quot;;[.C56];&quot;, &quot;;CHAR(34);&quot;requires&quot;;CHAR(34);&quot;:[&quot;;IF([.D56]=&quot;&quot;;&quot;&quot;;CONCATENATE(CHAR(34);[.D56];CHAR(34)));&quot;], &quot;;CHAR(34);&quot;min&quot;;CHAR(34);&quot;:&quot;;IF([.E56]=&quot;&quot;;0;[.E56]);&quot;}&quot;)" office:value-type="string" office:string-value="{&quot;code&quot;:&quot;910039&quot;, &quot;name&quot;:&quot;ETICA PROFESIONAL&quot;, &quot;credits&quot;:4, &quot;requires&quot;:[], &quot;min&quot;:100}" calcext:value-type="string">
            <text:p>{"code":"910039", "name":"ETICA PROFESIONAL", "credits":4, "requires":[], "min":100}</text:p>
          </table:table-cell>
        </table:table-row>
        <table:table-row table:style-name="ro1">
          <table:table-cell office:value-type="float" office:value="910040" calcext:value-type="float">
            <text:p>910040</text:p>
          </table:table-cell>
          <table:table-cell office:value-type="string" calcext:value-type="string">
            <text:p>ARQUITECTURA DE COMPUTADORAS II</text:p>
          </table:table-cell>
          <table:table-cell office:value-type="float" office:value="5" calcext:value-type="float">
            <text:p>5</text:p>
          </table:table-cell>
          <table:table-cell office:value-type="float" office:value="910034" calcext:value-type="float">
            <text:p>910034</text:p>
          </table:table-cell>
          <table:table-cell table:number-columns-repeated="2"/>
          <table:table-cell table:formula="of:=CONCATENATE(&quot;{&quot;;CHAR(34);&quot;code&quot;;CHAR(34);&quot;:&quot;;CHAR(34);[.A57];CHAR(34);&quot;, &quot;;CHAR(34);&quot;name&quot;;CHAR(34);&quot;:&quot;;CHAR(34);[.B57];CHAR(34);&quot;, &quot;;CHAR(34);&quot;credits&quot;;CHAR(34);&quot;:&quot;;[.C57];&quot;, &quot;;CHAR(34);&quot;requires&quot;;CHAR(34);&quot;:[&quot;;IF([.D57]=&quot;&quot;;&quot;&quot;;CONCATENATE(CHAR(34);[.D57];CHAR(34)));&quot;], &quot;;CHAR(34);&quot;min&quot;;CHAR(34);&quot;:&quot;;IF([.E57]=&quot;&quot;;0;[.E57]);&quot;}&quot;)" office:value-type="string" office:string-value="{&quot;code&quot;:&quot;910040&quot;, &quot;name&quot;:&quot;ARQUITECTURA DE COMPUTADORAS II&quot;, &quot;credits&quot;:5, &quot;requires&quot;:[&quot;910034&quot;], &quot;min&quot;:0}" calcext:value-type="string">
            <text:p>{"code":"910040", "name":"ARQUITECTURA DE COMPUTADORAS II", "credits":5, "requires":["910034"], "min":0}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VENO CICLO</text:p>
          </table:table-cell>
          <table:table-cell table:number-columns-repeated="4"/>
          <table:table-cell table:formula="of:=CONCATENATE(&quot;{&quot;;CHAR(34);[.B59];CHAR(34);&quot;:[&quot;)" office:value-type="string" office:string-value="{&quot;NOVENO CICLO&quot;:[" calcext:value-type="string">
            <text:p>{"NOVENO CICLO":[</text:p>
          </table:table-cell>
        </table:table-row>
        <table:table-row table:style-name="ro1">
          <table:table-cell office:value-type="float" office:value="910041" calcext:value-type="float">
            <text:p>910041</text:p>
          </table:table-cell>
          <table:table-cell office:value-type="string" calcext:value-type="string">
            <text:p>ADMINISTRACION DE TECNOLOGIAS DE INFORMACION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formula="of:=CONCATENATE(&quot;{&quot;;CHAR(34);&quot;code&quot;;CHAR(34);&quot;:&quot;;CHAR(34);[.A60];CHAR(34);&quot;, &quot;;CHAR(34);&quot;name&quot;;CHAR(34);&quot;:&quot;;CHAR(34);[.B60];CHAR(34);&quot;, &quot;;CHAR(34);&quot;credits&quot;;CHAR(34);&quot;:&quot;;[.C60];&quot;, &quot;;CHAR(34);&quot;requires&quot;;CHAR(34);&quot;:[&quot;;IF([.D60]=&quot;&quot;;&quot;&quot;;CONCATENATE(CHAR(34);[.D60];CHAR(34)));&quot;], &quot;;CHAR(34);&quot;min&quot;;CHAR(34);&quot;:&quot;;IF([.E60]=&quot;&quot;;0;[.E60]);&quot;}&quot;)" office:value-type="string" office:string-value="{&quot;code&quot;:&quot;910041&quot;, &quot;name&quot;:&quot;ADMINISTRACION DE TECNOLOGIAS DE INFORMACION&quot;, &quot;credits&quot;:5, &quot;requires&quot;:[], &quot;min&quot;:150}" calcext:value-type="string">
            <text:p>{"code":"910041", "name":"ADMINISTRACION DE TECNOLOGIAS DE INFORMACION", "credits":5, "requires":[], "min":150}</text:p>
          </table:table-cell>
        </table:table-row>
        <table:table-row table:style-name="ro1">
          <table:table-cell office:value-type="float" office:value="910042" calcext:value-type="float">
            <text:p>910042</text:p>
          </table:table-cell>
          <table:table-cell office:value-type="string" calcext:value-type="string">
            <text:p>INGENIERIA DE SOFTWAR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formula="of:=CONCATENATE(&quot;{&quot;;CHAR(34);&quot;code&quot;;CHAR(34);&quot;:&quot;;CHAR(34);[.A61];CHAR(34);&quot;, &quot;;CHAR(34);&quot;name&quot;;CHAR(34);&quot;:&quot;;CHAR(34);[.B61];CHAR(34);&quot;, &quot;;CHAR(34);&quot;credits&quot;;CHAR(34);&quot;:&quot;;[.C61];&quot;, &quot;;CHAR(34);&quot;requires&quot;;CHAR(34);&quot;:[&quot;;IF([.D61]=&quot;&quot;;&quot;&quot;;CONCATENATE(CHAR(34);[.D61];CHAR(34)));&quot;], &quot;;CHAR(34);&quot;min&quot;;CHAR(34);&quot;:&quot;;IF([.E61]=&quot;&quot;;0;[.E61]);&quot;}&quot;)" office:value-type="string" office:string-value="{&quot;code&quot;:&quot;910042&quot;, &quot;name&quot;:&quot;INGENIERIA DE SOFTWARE&quot;, &quot;credits&quot;:5, &quot;requires&quot;:[], &quot;min&quot;:150}" calcext:value-type="string">
            <text:p>{"code":"910042", "name":"INGENIERIA DE SOFTWARE", "credits":5, "requires":[], "min":150}</text:p>
          </table:table-cell>
        </table:table-row>
        <table:table-row table:style-name="ro1">
          <table:table-cell office:value-type="float" office:value="910043" calcext:value-type="float">
            <text:p>910043</text:p>
          </table:table-cell>
          <table:table-cell office:value-type="string" calcext:value-type="string">
            <text:p>PROYECTOD DE GRADUACION I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formula="of:=CONCATENATE(&quot;{&quot;;CHAR(34);&quot;code&quot;;CHAR(34);&quot;:&quot;;CHAR(34);[.A62];CHAR(34);&quot;, &quot;;CHAR(34);&quot;name&quot;;CHAR(34);&quot;:&quot;;CHAR(34);[.B62];CHAR(34);&quot;, &quot;;CHAR(34);&quot;credits&quot;;CHAR(34);&quot;:&quot;;[.C62];&quot;, &quot;;CHAR(34);&quot;requires&quot;;CHAR(34);&quot;:[&quot;;IF([.D62]=&quot;&quot;;&quot;&quot;;CONCATENATE(CHAR(34);[.D62];CHAR(34)));&quot;], &quot;;CHAR(34);&quot;min&quot;;CHAR(34);&quot;:&quot;;IF([.E62]=&quot;&quot;;0;[.E62]);&quot;}&quot;)" office:value-type="string" office:string-value="{&quot;code&quot;:&quot;910043&quot;, &quot;name&quot;:&quot;PROYECTOD DE GRADUACION I&quot;, &quot;credits&quot;:6, &quot;requires&quot;:[], &quot;min&quot;:150}" calcext:value-type="string">
            <text:p>{"code":"910043", "name":"PROYECTOD DE GRADUACION I", "credits":6, "requires":[], "min":150}</text:p>
          </table:table-cell>
        </table:table-row>
        <table:table-row table:style-name="ro1">
          <table:table-cell office:value-type="float" office:value="910044" calcext:value-type="float">
            <text:p>910044</text:p>
          </table:table-cell>
          <table:table-cell office:value-type="string" calcext:value-type="string">
            <text:p>REDES DE COMPUTADORAS II</text:p>
          </table:table-cell>
          <table:table-cell office:value-type="float" office:value="5" calcext:value-type="float">
            <text:p>5</text:p>
          </table:table-cell>
          <table:table-cell office:value-type="float" office:value="910038" calcext:value-type="float">
            <text:p>910038</text:p>
          </table:table-cell>
          <table:table-cell table:number-columns-repeated="2"/>
          <table:table-cell table:formula="of:=CONCATENATE(&quot;{&quot;;CHAR(34);&quot;code&quot;;CHAR(34);&quot;:&quot;;CHAR(34);[.A63];CHAR(34);&quot;, &quot;;CHAR(34);&quot;name&quot;;CHAR(34);&quot;:&quot;;CHAR(34);[.B63];CHAR(34);&quot;, &quot;;CHAR(34);&quot;credits&quot;;CHAR(34);&quot;:&quot;;[.C63];&quot;, &quot;;CHAR(34);&quot;requires&quot;;CHAR(34);&quot;:[&quot;;IF([.D63]=&quot;&quot;;&quot;&quot;;CONCATENATE(CHAR(34);[.D63];CHAR(34)));&quot;], &quot;;CHAR(34);&quot;min&quot;;CHAR(34);&quot;:&quot;;IF([.E63]=&quot;&quot;;0;[.E63]);&quot;}&quot;)" office:value-type="string" office:string-value="{&quot;code&quot;:&quot;910044&quot;, &quot;name&quot;:&quot;REDES DE COMPUTADORAS II&quot;, &quot;credits&quot;:5, &quot;requires&quot;:[&quot;910038&quot;], &quot;min&quot;:0}" calcext:value-type="string">
            <text:p>{"code":"910044", "name":"REDES DE COMPUTADORAS II", "credits":5, "requires":["910038"], "min":0}</text:p>
          </table:table-cell>
        </table:table-row>
        <table:table-row table:style-name="ro1">
          <table:table-cell office:value-type="float" office:value="910045" calcext:value-type="float">
            <text:p>910045</text:p>
          </table:table-cell>
          <table:table-cell office:value-type="string" calcext:value-type="string">
            <text:p>INTELIGENCIA ARTIFICIA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formula="of:=CONCATENATE(&quot;{&quot;;CHAR(34);&quot;code&quot;;CHAR(34);&quot;:&quot;;CHAR(34);[.A64];CHAR(34);&quot;, &quot;;CHAR(34);&quot;name&quot;;CHAR(34);&quot;:&quot;;CHAR(34);[.B64];CHAR(34);&quot;, &quot;;CHAR(34);&quot;credits&quot;;CHAR(34);&quot;:&quot;;[.C64];&quot;, &quot;;CHAR(34);&quot;requires&quot;;CHAR(34);&quot;:[&quot;;IF([.D64]=&quot;&quot;;&quot;&quot;;CONCATENATE(CHAR(34);[.D64];CHAR(34)));&quot;], &quot;;CHAR(34);&quot;min&quot;;CHAR(34);&quot;:&quot;;IF([.E64]=&quot;&quot;;0;[.E64]);&quot;}&quot;)" office:value-type="string" office:string-value="{&quot;code&quot;:&quot;910045&quot;, &quot;name&quot;:&quot;INTELIGENCIA ARTIFICIAL&quot;, &quot;credits&quot;:5, &quot;requires&quot;:[], &quot;min&quot;:150}" calcext:value-type="string">
            <text:p>{"code":"910045", "name":"INTELIGENCIA ARTIFICIAL", "credits":5, "requires":[], "min":150}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ÉCIMO CICLO</text:p>
          </table:table-cell>
          <table:table-cell table:number-columns-repeated="4"/>
          <table:table-cell table:formula="of:=CONCATENATE(&quot;{&quot;;CHAR(34);[.B66];CHAR(34);&quot;:[&quot;)" office:value-type="string" office:string-value="{&quot;DÉCIMO CICLO&quot;:[" calcext:value-type="string">
            <text:p>{"DÉCIMO CICLO":[</text:p>
          </table:table-cell>
        </table:table-row>
        <table:table-row table:style-name="ro1">
          <table:table-cell office:value-type="float" office:value="910046" calcext:value-type="float">
            <text:p>910046</text:p>
          </table:table-cell>
          <table:table-cell office:value-type="string" calcext:value-type="string">
            <text:p>TELECOMUNICACION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table:formula="of:=CONCATENATE(&quot;{&quot;;CHAR(34);&quot;code&quot;;CHAR(34);&quot;:&quot;;CHAR(34);[.A67];CHAR(34);&quot;, &quot;;CHAR(34);&quot;name&quot;;CHAR(34);&quot;:&quot;;CHAR(34);[.B67];CHAR(34);&quot;, &quot;;CHAR(34);&quot;credits&quot;;CHAR(34);&quot;:&quot;;[.C67];&quot;, &quot;;CHAR(34);&quot;requires&quot;;CHAR(34);&quot;:[&quot;;IF([.D67]=&quot;&quot;;&quot;&quot;;CONCATENATE(CHAR(34);[.D67];CHAR(34)));&quot;], &quot;;CHAR(34);&quot;min&quot;;CHAR(34);&quot;:&quot;;IF([.E67]=&quot;&quot;;0;[.E67]);&quot;}&quot;)" office:value-type="string" office:string-value="{&quot;code&quot;:&quot;910046&quot;, &quot;name&quot;:&quot;TELECOMUNICACIONES&quot;, &quot;credits&quot;:5, &quot;requires&quot;:[], &quot;min&quot;:175}" calcext:value-type="string">
            <text:p>{"code":"910046", "name":"TELECOMUNICACIONES", "credits":5, "requires":[], "min":175}</text:p>
          </table:table-cell>
        </table:table-row>
        <table:table-row table:style-name="ro1">
          <table:table-cell office:value-type="float" office:value="910047" calcext:value-type="float">
            <text:p>910047</text:p>
          </table:table-cell>
          <table:table-cell office:value-type="string" calcext:value-type="string">
            <text:p>SEMINARIOS DE TECNOLOGIAS DE INFORMACION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table:formula="of:=CONCATENATE(&quot;{&quot;;CHAR(34);&quot;code&quot;;CHAR(34);&quot;:&quot;;CHAR(34);[.A68];CHAR(34);&quot;, &quot;;CHAR(34);&quot;name&quot;;CHAR(34);&quot;:&quot;;CHAR(34);[.B68];CHAR(34);&quot;, &quot;;CHAR(34);&quot;credits&quot;;CHAR(34);&quot;:&quot;;[.C68];&quot;, &quot;;CHAR(34);&quot;requires&quot;;CHAR(34);&quot;:[&quot;;IF([.D68]=&quot;&quot;;&quot;&quot;;CONCATENATE(CHAR(34);[.D68];CHAR(34)));&quot;], &quot;;CHAR(34);&quot;min&quot;;CHAR(34);&quot;:&quot;;IF([.E68]=&quot;&quot;;0;[.E68]);&quot;}&quot;)" office:value-type="string" office:string-value="{&quot;code&quot;:&quot;910047&quot;, &quot;name&quot;:&quot;SEMINARIOS DE TECNOLOGIAS DE INFORMACION&quot;, &quot;credits&quot;:6, &quot;requires&quot;:[], &quot;min&quot;:175}" calcext:value-type="string">
            <text:p>{"code":"910047", "name":"SEMINARIOS DE TECNOLOGIAS DE INFORMACION", "credits":6, "requires":[], "min":175}</text:p>
          </table:table-cell>
        </table:table-row>
        <table:table-row table:style-name="ro1">
          <table:table-cell office:value-type="float" office:value="910048" calcext:value-type="float">
            <text:p>910048</text:p>
          </table:table-cell>
          <table:table-cell office:value-type="string" calcext:value-type="string">
            <text:p>ASEGURAMIENTO DE LA CALIDAD DEL SOFTWAR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table:formula="of:=CONCATENATE(&quot;{&quot;;CHAR(34);&quot;code&quot;;CHAR(34);&quot;:&quot;;CHAR(34);[.A69];CHAR(34);&quot;, &quot;;CHAR(34);&quot;name&quot;;CHAR(34);&quot;:&quot;;CHAR(34);[.B69];CHAR(34);&quot;, &quot;;CHAR(34);&quot;credits&quot;;CHAR(34);&quot;:&quot;;[.C69];&quot;, &quot;;CHAR(34);&quot;requires&quot;;CHAR(34);&quot;:[&quot;;IF([.D69]=&quot;&quot;;&quot;&quot;;CONCATENATE(CHAR(34);[.D69];CHAR(34)));&quot;], &quot;;CHAR(34);&quot;min&quot;;CHAR(34);&quot;:&quot;;IF([.E69]=&quot;&quot;;0;[.E69]);&quot;}&quot;)" office:value-type="string" office:string-value="{&quot;code&quot;:&quot;910048&quot;, &quot;name&quot;:&quot;ASEGURAMIENTO DE LA CALIDAD DEL SOFTWARE&quot;, &quot;credits&quot;:5, &quot;requires&quot;:[], &quot;min&quot;:175}" calcext:value-type="string">
            <text:p>{"code":"910048", "name":"ASEGURAMIENTO DE LA CALIDAD DEL SOFTWARE", "credits":5, "requires":[], "min":175}</text:p>
          </table:table-cell>
        </table:table-row>
        <table:table-row table:style-name="ro1">
          <table:table-cell office:value-type="float" office:value="910049" calcext:value-type="float">
            <text:p>910049</text:p>
          </table:table-cell>
          <table:table-cell office:value-type="string" calcext:value-type="string">
            <text:p>PROYECTO DE GRADUACION II</text:p>
          </table:table-cell>
          <table:table-cell office:value-type="float" office:value="6" calcext:value-type="float">
            <text:p>6</text:p>
          </table:table-cell>
          <table:table-cell office:value-type="float" office:value="910043" calcext:value-type="float">
            <text:p>910043</text:p>
          </table:table-cell>
          <table:table-cell table:number-columns-repeated="2"/>
          <table:table-cell table:formula="of:=CONCATENATE(&quot;{&quot;;CHAR(34);&quot;code&quot;;CHAR(34);&quot;:&quot;;CHAR(34);[.A70];CHAR(34);&quot;, &quot;;CHAR(34);&quot;name&quot;;CHAR(34);&quot;:&quot;;CHAR(34);[.B70];CHAR(34);&quot;, &quot;;CHAR(34);&quot;credits&quot;;CHAR(34);&quot;:&quot;;[.C70];&quot;, &quot;;CHAR(34);&quot;requires&quot;;CHAR(34);&quot;:[&quot;;IF([.D70]=&quot;&quot;;&quot;&quot;;CONCATENATE(CHAR(34);[.D70];CHAR(34)));&quot;], &quot;;CHAR(34);&quot;min&quot;;CHAR(34);&quot;:&quot;;IF([.E70]=&quot;&quot;;0;[.E70]);&quot;}&quot;)" office:value-type="string" office:string-value="{&quot;code&quot;:&quot;910049&quot;, &quot;name&quot;:&quot;PROYECTO DE GRADUACION II&quot;, &quot;credits&quot;:6, &quot;requires&quot;:[&quot;910043&quot;], &quot;min&quot;:0}" calcext:value-type="string">
            <text:p>{"code":"910049", "name":"PROYECTO DE GRADUACION II", "credits":6, "requires":["910043"], "min":0}</text:p>
          </table:table-cell>
        </table:table-row>
        <table:table-row table:style-name="ro1">
          <table:table-cell office:value-type="float" office:value="910050" calcext:value-type="float">
            <text:p>910050</text:p>
          </table:table-cell>
          <table:table-cell office:value-type="string" calcext:value-type="string">
            <text:p>SEGURIDAD Y AUDITORIA DE SISTEMA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table:formula="of:=CONCATENATE(&quot;{&quot;;CHAR(34);&quot;code&quot;;CHAR(34);&quot;:&quot;;CHAR(34);[.A71];CHAR(34);&quot;, &quot;;CHAR(34);&quot;name&quot;;CHAR(34);&quot;:&quot;;CHAR(34);[.B71];CHAR(34);&quot;, &quot;;CHAR(34);&quot;credits&quot;;CHAR(34);&quot;:&quot;;[.C71];&quot;, &quot;;CHAR(34);&quot;requires&quot;;CHAR(34);&quot;:[&quot;;IF([.D71]=&quot;&quot;;&quot;&quot;;CONCATENATE(CHAR(34);[.D71];CHAR(34)));&quot;], &quot;;CHAR(34);&quot;min&quot;;CHAR(34);&quot;:&quot;;IF([.E71]=&quot;&quot;;0;[.E71]);&quot;}&quot;)" office:value-type="string" office:string-value="{&quot;code&quot;:&quot;910050&quot;, &quot;name&quot;:&quot;SEGURIDAD Y AUDITORIA DE SISTEMAS&quot;, &quot;credits&quot;:5, &quot;requires&quot;:[], &quot;min&quot;:175}" calcext:value-type="string">
            <text:p>{"code":"910050", "name":"SEGURIDAD Y AUDITORIA DE SISTEMAS", "credits":5, "requires":[], "min":175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09:20:49.573300042</meta:creation-date>
    <dc:date>2019-04-20T10:18:03.814392965</dc:date>
    <meta:editing-duration>PT13M40S</meta:editing-duration>
    <meta:editing-cycles>8</meta:editing-cycles>
    <meta:generator>LibreOffice/6.0.3.2$Linux_X86_64 LibreOffice_project/00m0$Build-2</meta:generator>
    <meta:document-statistic meta:table-count="1" meta:cell-count="266" meta:object-count="0"/>
  </office:meta>
</office:document-meta>
</file>